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310000006C5D84F6CA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2in" style:rel-column-width="18927*"/>
    </style:style>
    <style:style style:name="Table4.B" style:family="table-column">
      <style:table-column-properties style:column-width="0.5799in" style:rel-column-width="5487*"/>
    </style:style>
    <style:style style:name="Table4.D" style:family="table-column">
      <style:table-column-properties style:column-width="2.35in" style:rel-column-width="22239*"/>
    </style:style>
    <style:style style:name="Table4.E" style:family="table-column">
      <style:table-column-properties style:column-width="1.4153in" style:rel-column-width="1339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2in" style:rel-column-width="18927*"/>
    </style:style>
    <style:style style:name="Table2.B" style:family="table-column">
      <style:table-column-properties style:column-width="0.5799in" style:rel-column-width="5487*"/>
    </style:style>
    <style:style style:name="Table2.D" style:family="table-column">
      <style:table-column-properties style:column-width="2.35in" style:rel-column-width="22239*"/>
    </style:style>
    <style:style style:name="Table2.E" style:family="table-column">
      <style:table-column-properties style:column-width="1.4153in" style:rel-column-width="1339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2in" style:rel-column-width="18927*"/>
    </style:style>
    <style:style style:name="Table3.B" style:family="table-column">
      <style:table-column-properties style:column-width="0.5799in" style:rel-column-width="5487*"/>
    </style:style>
    <style:style style:name="Table3.D" style:family="table-column">
      <style:table-column-properties style:column-width="2.35in" style:rel-column-width="22239*"/>
    </style:style>
    <style:style style:name="Table3.E" style:family="table-column">
      <style:table-column-properties style:column-width="1.4153in" style:rel-column-width="133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CanTransport" style:family="table">
      <style:table-properties style:width="6.925in" table:align="margins" style:writing-mode="lr-tb"/>
    </style:style>
    <style:style style:name="CanTransport.A" style:family="table-column">
      <style:table-column-properties style:column-width="2in" style:rel-column-width="18927*"/>
    </style:style>
    <style:style style:name="CanTransport.B" style:family="table-column">
      <style:table-column-properties style:column-width="0.5799in" style:rel-column-width="5487*"/>
    </style:style>
    <style:style style:name="CanTransport.D" style:family="table-column">
      <style:table-column-properties style:column-width="2.3451in" style:rel-column-width="22193*"/>
    </style:style>
    <style:style style:name="CanTransport.E" style:family="table-column">
      <style:table-column-properties style:column-width="1.4201in" style:rel-column-width="13441*"/>
    </style:style>
    <style:style style:name="CanTrans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nTransport.E1" style:family="table-cell">
      <style:table-cell-properties fo:padding="0.0382in" fo:border="0.0007in solid #000000"/>
    </style:style>
    <style:style style:name="CanTransport.A2" style:family="table-cell">
      <style:table-cell-properties fo:padding="0.0382in" fo:border-left="0.0007in solid #000000" fo:border-right="none" fo:border-top="none" fo:border-bottom="0.0007in solid #000000"/>
    </style:style>
    <style:style style:name="CanTransport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Table_20_Contents">
      <style:paragraph-properties fo:margin-left="0.2764in" fo:margin-right="-0.0043in" fo:margin-top="0in" fo:margin-bottom="0in" fo:text-align="start" style:justify-single-word="false" fo:text-indent="0in" style:auto-text-indent="false"/>
    </style:style>
    <style:style style:name="P9" style:family="paragraph" style:parent-style-name="Table_20_Contents">
      <style:paragraph-properties fo:margin-top="0in" fo:margin-bottom="0in"/>
    </style:style>
    <style:style style:name="P10" style:family="paragraph" style:parent-style-name="Table_20_Contents">
      <style:paragraph-properties fo:margin-top="0in" fo:margin-bottom="0in" fo:text-align="center" style:justify-single-word="false"/>
    </style:style>
    <style:style style:name="P11" style:family="paragraph" style:parent-style-name="Table_20_Contents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Heading">
      <style:paragraph-properties fo:margin-top="0in" fo:margin-bottom="0in"/>
    </style:style>
    <style:style style:name="P13" style:family="paragraph" style:parent-style-name="Table_20_Heading">
      <style:paragraph-properties fo:margin-top="0in" fo:margin-bottom="0in" fo:text-align="center" style:justify-single-word="false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Table_20_Contents">
      <style:paragraph-properties fo:break-before="page"/>
    </style:style>
    <style:style style:name="P16" style:family="paragraph" style:parent-style-name="Standard">
      <style:text-properties fo:color="#000000" style:font-name="Times New Roman" fo:font-size="12pt" fo:font-weight="normal" style:font-weight-asian="normal" style:font-weight-complex="normal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Table_20_Contents" style:list-style-name="L5"/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4"/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text-position="super 58%"/>
    </style:style>
    <style:style style:name="T5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06102875638528" text:id="ct106102875638528">
          <text:deletion>
            <office:change-info>
              <dc:creator>Jim Kueneman</dc:creator>
              <dc:date>2015-02-06T19:22:00</dc:date>
            </office:change-info>
            <text:p text:style-name="Standard">specification </text:p>
          </text:deletion>
        </text:changed-region>
        <text:changed-region xml:id="ct106652629374656" text:id="ct106652629374656">
          <text:insertion>
            <office:change-info>
              <dc:creator>Jim Kueneman</dc:creator>
              <dc:date>2015-02-06T19:22:00</dc:date>
            </office:change-info>
          </text:insertion>
        </text:changed-region>
        <text:changed-region xml:id="ct106652631456064" text:id="ct106652631456064">
          <text:deletion>
            <office:change-info>
              <dc:creator>Jim Kueneman</dc:creator>
              <dc:date>2015-02-06T19:03:00</dc:date>
            </office:change-info>
            <text:p text:style-name="Standard"><text:s/>via CAN segments</text:p>
          </text:deletion>
        </text:changed-region>
        <text:changed-region xml:id="ct107202385209664" text:id="ct107202385209664">
          <text:deletion>
            <office:change-info>
              <dc:creator>Jim Kueneman</dc:creator>
              <dc:date>2015-02-06T19:32:00</dc:date>
            </office:change-info>
            <text:p text:style-name="Standard">§</text:p>
          </text:deletion>
        </text:changed-region>
        <text:changed-region xml:id="ct107202387314304" text:id="ct107202387314304">
          <text:insertion>
            <office:change-info>
              <dc:creator>Jim Kueneman</dc:creator>
              <dc:date>2015-02-06T19:32:00</dc:date>
            </office:change-info>
          </text:insertion>
        </text:changed-region>
        <text:changed-region xml:id="ct105553119908928" text:id="ct105553119908928">
          <text:deletion>
            <office:change-info>
              <dc:creator>Jim Kueneman</dc:creator>
              <dc:date>2015-02-06T19:39:00</dc:date>
            </office:change-info>
            <text:p text:style-name="Standard">§§7–ff</text:p>
          </text:deletion>
        </text:changed-region>
        <text:changed-region xml:id="ct105553119877632" text:id="ct105553119877632">
          <text:insertion>
            <office:change-info>
              <dc:creator>Jim Kueneman</dc:creator>
              <dc:date>2015-02-06T19:39:00</dc:date>
            </office:change-info>
          </text:insertion>
        </text:changed-region>
        <text:changed-region xml:id="ct105553119811200" text:id="ct105553119811200">
          <text:deletion>
            <office:change-info>
              <dc:creator>Jim Kueneman</dc:creator>
              <dc:date>2015-02-06T19:39:00</dc:date>
            </office:change-info>
            <text:p text:style-name="Standard">.</text:p>
          </text:deletion>
        </text:changed-region>
        <text:changed-region xml:id="ct106102873619904" text:id="ct106102873619904">
          <text:deletion>
            <office:change-info>
              <dc:creator>Jim Kueneman</dc:creator>
              <dc:date>2015-02-06T19:22:00</dc:date>
            </office:change-info>
            <text:p text:style-name="Standard">specification</text:p>
          </text:deletion>
        </text:changed-region>
        <text:changed-region xml:id="ct106102873605888" text:id="ct106102873605888">
          <text:deletion>
            <office:change-info>
              <dc:creator>Jim Kueneman</dc:creator>
              <dc:date>2015-02-06T19:05:00</dc:date>
            </office:change-info>
            <text:p text:style-name="Standard">OpenLCB </text:p>
          </text:deletion>
        </text:changed-region>
        <text:changed-region xml:id="ct107202385237696" text:id="ct107202385237696">
          <text:deletion>
            <office:change-info>
              <dc:creator>Jim Kueneman</dc:creator>
              <dc:date>2015-02-06T19:05:00</dc:date>
            </office:change-info>
            <text:p text:style-name="Standard">OpenLCB-</text:p>
          </text:deletion>
        </text:changed-region>
        <text:changed-region xml:id="ct106102875629120" text:id="ct106102875629120">
          <text:deletion>
            <office:change-info>
              <dc:creator>Jim Kueneman</dc:creator>
              <dc:date>2015-02-06T19:22:00</dc:date>
            </office:change-info>
            <text:p text:style-name="Standard">specification</text:p>
          </text:deletion>
        </text:changed-region>
        <text:changed-region xml:id="ct106102875640448" text:id="ct106102875640448">
          <text:insertion>
            <office:change-info>
              <dc:creator>Jim Kueneman</dc:creator>
              <dc:date>2015-02-06T19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Introduction (Informative)</text:h>
      <text:p text:style-name="Standard">This <text:change text:change-id="ct106102875638528"/><text:change-start text:change-id="ct106652629374656"/>standard <text:change-end text:change-id="ct106652629374656"/>defines the protocol for transporting OpenLCB datagrams<text:change text:change-id="ct106652631456064"/>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/text:p>
      <text:p text:style-name="Standard">This document describes the required message formats for datagram transport. <text:change text:change-id="ct107202385209664"/><text:change-start text:change-id="ct107202387314304"/>Paragraph <text:change-end text:change-id="ct107202387314304"/>4 gives an overview of the message types with an abstract numeric description intended as a normative guide to the construction of concrete message types over specific physical transport media. <text:change text:change-id="ct105553119908928"/><text:change-start text:change-id="ct105553119877632"/>Paragraph 7<text:change-end text:change-id="ct105553119877632"/><text:change text:change-id="ct105553119811200"/> describe in concrete detail the implementation of the datagram transport message formats for the specific physical transport media that have been adopted as normative standards.</text:p>
      <text:h text:style-name="Heading_20_1" text:outline-level="1">References and Context (Normative)</text:h>
      <text:p text:style-name="Standard">This <text:change text:change-id="ct106102873619904"/><text:s/>is in the context of the following OpenLCB-CAN Standards:</text:p>
      <text:list xml:id="list3504866318905797739" text:style-name="L1">
        <text:list-item>
          <text:p text:style-name="P25">The <text:change text:change-id="ct106102873605888"/>Message Network Standard, which <text:span text:style-name="T5">defines the basic messages and how they interact. Higher-level protocols are based on this message network, but are defined elsewhere.</text:span> The Message Network Standard defines the Initialized node state which is referenced here.</text:p>
        </text:list-item>
        <text:list-item>
          <text:p text:style-name="P25">The <text:change text:change-id="ct107202385237696"/>CAN Frame Transfer Standard, which specifies the use and format of CAN frames for OpenLCB communications.</text:p>
        </text:list-item>
      </text:list>
      <text:h text:style-name="Heading_20_1" text:outline-level="1">Message Formats (Normative)</text:h>
      <text:p text:style-name="Standard">In the following, the “Common MTI” column specifies the the MTI value to be used when communicating in OpenLCB common format. The Common MTI is an abstract numeric description intended as a normative guide to the construction of concrete message formats over specific physical transport media. <text:s text:c="2"/></text:p>
      <text:h text:style-name="Heading_20_2" text:outline-level="2"><text:soft-page-break/>Datagram Content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Common MTI</text:p>
          </table:table-cell>
          <table:table-cell table:style-name="Table4.E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P9">Datagram Content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1C48</text:p>
          </table:table-cell>
          <table:table-cell table:style-name="Table4.E2" office:value-type="string">
            <text:p text:style-name="P10">0-72 bytes</text:p>
          </table:table-cell>
        </table:table-row>
      </table:table>
      <text:p text:style-name="Standard"/>
      <text:p text:style-name="Standard">The first byte of the data content defines the datagram type. The values for that byte are documented in the Standard for the protocol that defines the type.</text:p>
      <text:h text:style-name="Heading_20_2" text:outline-level="2">Datagram Received OK</text:h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Dest ID</text:p>
          </table:table-cell>
          <table:table-cell table:style-name="Table2.A1" office:value-type="string">
            <text:p text:style-name="P11">Event ID</text:p>
          </table:table-cell>
          <table:table-cell table:style-name="Table2.A1" office:value-type="string">
            <text:p text:style-name="P11">Common MTI</text:p>
          </table:table-cell>
          <table:table-cell table:style-name="Table2.E1" office:value-type="string">
            <text:p text:style-name="P11">Data Content</text:p>
          </table:table-cell>
        </table:table-row>
        <table:table-row>
          <table:table-cell table:style-name="Table2.A2" office:value-type="string">
            <text:p text:style-name="P9">Datagram Received OK</text:p>
          </table:table-cell>
          <table:table-cell table:style-name="Table2.A2" office:value-type="string">
            <text:p text:style-name="P10">Y</text:p>
          </table:table-cell>
          <table:table-cell table:style-name="Table2.A2" office:value-type="string">
            <text:p text:style-name="P10">N</text:p>
          </table:table-cell>
          <table:table-cell table:style-name="Table2.A2" office:value-type="string">
            <text:p text:style-name="P10">0x0A28</text:p>
          </table:table-cell>
          <table:table-cell table:style-name="Table2.E2" office:value-type="string">
            <text:p text:style-name="P10">Flags (1 byte)</text:p>
          </table:table-cell>
        </table:table-row>
      </table:table>
      <text:p text:style-name="Standard"/>
      <text:p text:style-name="Standard">The flag bits are defined as:</text:p>
      <text:list xml:id="list77575443803404788" text:style-name="L2">
        <text:list-item>
          <text:p text:style-name="P26">MSB 0x80 – Reply Pending – Use is defined by higher-level protocols. <text:s/></text:p>
        </text:list-item>
        <text:list-item>
          <text:p text:style-name="P26">Low four bits 0x0F – Timeout Value – Zero indicates no timeout value. A value N of 0X01 through 0x0F indicates that the pending reply will be transmitted before 2<text:span text:style-name="T4">N</text:span> seconds have elapsed; if not, an error has occurred.</text:p>
        </text:list-item>
        <text:list-item>
          <text:p text:style-name="P26">All others are reserved, shall be sent as zero and ignored upon receipt.</text:p>
        </text:list-item>
      </text:list>
      <text:p text:style-name="Standard">Datagram Received OK messages without a Flags byte shall be treated as if they contained a byte with a zero value.</text:p>
      <text:h text:style-name="Heading_20_2" text:outline-level="2">Datagram Rejected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Common MTI</text:p>
          </table:table-cell>
          <table:table-cell table:style-name="Table3.E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P9">Datagram Rejected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0A48</text:p>
          </table:table-cell>
          <table:table-cell table:style-name="Table3.E2" office:value-type="string">
            <text:p text:style-name="P10">Error Code</text:p>
            <text:p text:style-name="P10">(2 bytes)</text:p>
          </table:table-cell>
        </table:table-row>
      </table:table>
      <text:p text:style-name="Standard"/>
      <text:p text:style-name="Standard">Nodes shall accept and process Datagram Rejected messages that do not contain the full error code. Missing error code bits are to be interpreted as zero.</text:p>
      <text:h text:style-name="Heading_20_3" text:outline-level="3">Error Codes</text:h>
      <text:p text:style-name="Standard">The Error Code field contains 16 bits. <text:s/></text:p>
      <text:p text:style-name="Standard">Zero or one of the two following bits shall be set:</text:p>
      <text:list xml:id="list6812019509000186277" text:style-name="L3">
        <text:list-item>
          <text:p text:style-name="P27">0x1000 Permanent error – The received datagram will always invoke the same error.</text:p>
        </text:list-item>
        <text:list-item>
          <text:p text:style-name="P27"><text:soft-page-break/>0x2000 Resend OK – The error condition is likely to be temporary, so a resend of the original datagram may be attempted.</text:p>
        </text:list-item>
      </text:list>
      <text:p text:style-name="Standard">When <text:span text:style-name="T6">the</text:span> “Resend OK” bit is set, the following bits are defined:</text:p>
      <text:list xml:id="list2103538986" text:continue-numbering="true" text:style-name="L3">
        <text:list-item>
          <text:p text:style-name="P27">0x4000 Transport error – The error could have been due to a failure in message/frame transport. </text:p>
        </text:list-item>
        <text:list-item>
          <text:p text:style-name="P27">0x0020 Buffer unavailable - The node wasn't able to receive the datagram because of a shortage of buffers.</text:p>
        </text:list-item>
        <text:list-item>
          <text:p text:style-name="P27">0x0040 Out of order - An internal inconsistency was found in the OpenLCB message sequence and/or in the CAN frames making up a datagram. </text:p>
        </text:list-item>
      </text:list>
      <text:p text:style-name="Standard">When the “Permanent error” bit is set, the following bits are defined:</text:p>
      <text:list xml:id="list7228307546560464065" text:style-name="L4">
        <text:list-item>
          <text:p text:style-name="P28">0x0020 – Source not permitted – this node will not accept datagrams of this type from the transmitting node</text:p>
        </text:list-item>
        <text:list-item>
          <text:p text:style-name="P28">0x0040 – Datagrams not accepted – this node will not accept datagrams of this type from any node</text:p>
        </text:list-item>
      </text:list>
      <text:p text:style-name="Standard">Nodes may, but are not required to, use the low five bits of the error code field to define specific error codes in concert with the flag bits defined above. </text:p>
      <text:p text:style-name="Standard">All other bits and bit combinations are reserved.</text:p>
      <text:h text:style-name="Heading_20_1" text:outline-level="1">States (Normative)</text:h>
      <text:p text:style-name="Standard">The common OpenLCB datagram protocol has no formal states.</text:p>
      <text:h text:style-name="Heading_20_1" text:outline-level="1">Interactions (Normative)</text:h>
      <text:p text:style-name="Standard">A node that receives a valid Datagram Content message shall send either a Datagram Received OK or Datagram Rejected message in reply. A node the receives a Datagram Content message that does not comply with this Standard may, but is not required to, reply with a Datagram Rejected message.</text:p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</text:p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</text:p>
      <text:p text:style-name="Standard">If a receiving node receives a 2<text:span text:style-name="T4">nd</text:span> Datagram Content message before sending a reply to the the 1<text:span text:style-name="T4">st</text:span> Datagram Content message, it may, but is not required to, reject the 2<text:span text:style-name="T4">nd</text:span> Datagram by sending a Datagram Rejected message with the Transport error and Resend OK error flag bits set.</text:p>
      <text:p text:style-name="Standard"><text:soft-page-break/>Upon receipt of a Datagram Rejected message with the Resend OK bit sent, the original transmitting node may resend the same Datagram Content message, or may abandon the transmission attempt.</text:p>
      <text:p text:style-name="Standard">Upon receipt of a Datagram Rejected message with the Resend OK bit resent, the original transmitting node shall abandon the transmission attempt and not resend the original Datagram Content message.</text:p>
      <text:h text:style-name="Heading_20_1" text:outline-level="1">Adaptation to CAN Transport (Normative)</text:h>
      <text:p text:style-name="Standard">This section describes the CAN implementation of the datagram transport message formats.</text:p>
      <text:h text:style-name="Heading_20_2" text:outline-level="2">CAN Message Formats</text:h>
      <text:p text:style-name="Standard">The OpenLCB-CAN Frame Transport Standard and OpenLCB Message Network Standard define how OpenLCB messages are carried across CAN networks. Following those <text:change text:change-id="ct106102875629120"/><text:change-start text:change-id="ct106102875640448"/>standard<text:change-end text:change-id="ct106102875640448"/>s, the Datagram Transport messages used on CAN are as defined in the following table.</text:p>
      <table:table table:name="CanTransport" table:style-name="CanTransport">
        <table:table-column table:style-name="CanTransport.A"/>
        <table:table-column table:style-name="CanTransport.B" table:number-columns-repeated="2"/>
        <table:table-column table:style-name="CanTransport.D"/>
        <table:table-column table:style-name="CanTransport.E"/>
        <table:table-header-rows>
          <table:table-row>
            <table:table-cell table:style-name="CanTransport.A1" office:value-type="string">
              <text:p text:style-name="P12">Name</text:p>
            </table:table-cell>
            <table:table-cell table:style-name="CanTransport.A1" office:value-type="string">
              <text:p text:style-name="P13">Dest ID</text:p>
            </table:table-cell>
            <table:table-cell table:style-name="CanTransport.A1" office:value-type="string">
              <text:p text:style-name="P13">Event ID</text:p>
            </table:table-cell>
            <table:table-cell table:style-name="CanTransport.A1" office:value-type="string">
              <text:p text:style-name="P13">Header Format</text:p>
            </table:table-cell>
            <table:table-cell table:style-name="CanTransport.E1" office:value-type="string">
              <text:p text:style-name="P13">Data-part Content</text:p>
            </table:table-cell>
          </table:table-row>
        </table:table-header-rows>
        <table:table-row>
          <table:table-cell table:style-name="CanTransport.A2" office:value-type="string">
            <text:p text:style-name="P9">Datagram Content</text:p>
          </table:table-cell>
          <table:table-cell table:style-name="CanTransport.A2" office:value-type="string">
            <text:p text:style-name="P10">Y</text:p>
          </table:table-cell>
          <table:table-cell table:style-name="CanTransport.A2" office:value-type="string">
            <text:p text:style-name="P10">N</text:p>
          </table:table-cell>
          <table:table-cell table:style-name="CanTransport.A2" office:value-type="string">
            <text:p text:style-name="P8">0x1Add,dsss<text:note text:id="ftn1" text:note-class="footnote"><text:note-citation>1</text:note-citation><text:note-body><text:p text:style-name="Footnote">sss —The 12-bit source alias field </text:p></text:note-body></text:note> — Single<text:note text:id="ftn2" text:note-class="footnote"><text:note-citation>2</text:note-citation><text:note-body><text:p text:style-name="Footnote">Because CAN frames are limited to 8 bytes, datagrams larger than 8 bytes must be broken up among multiple messages. Thus, four distinct message types are defined to aid in flow control.</text:p></text:note-body></text:note></text:p>
            <text:p text:style-name="P8">0x1Bdd,dsss — First</text:p>
            <text:p text:style-name="P8">0x1Cdd,dsss — Middle</text:p>
            <text:p text:style-name="P8">0x1Ddd,dsss — Last</text:p>
          </table:table-cell>
          <table:table-cell table:style-name="CanTransport.E2" office:value-type="string">
            <text:p text:style-name="P10">0–8 bytes</text:p>
          </table:table-cell>
        </table:table-row>
        <table:table-row>
          <table:table-cell table:style-name="CanTransport.A2" office:value-type="string">
            <text:p text:style-name="P9">Datagram Received OK</text:p>
          </table:table-cell>
          <table:table-cell table:style-name="CanTransport.A2" office:value-type="string">
            <text:p text:style-name="P10">Y</text:p>
          </table:table-cell>
          <table:table-cell table:style-name="CanTransport.A2" office:value-type="string">
            <text:p text:style-name="P10">N</text:p>
          </table:table-cell>
          <table:table-cell table:style-name="CanTransport.A2" office:value-type="string">
            <text:p text:style-name="P10">0x19A2,8sss</text:p>
          </table:table-cell>
          <table:table-cell table:style-name="CanTransport.E2" office:value-type="string">
            <text:p text:style-name="P10">0xfddd<text:note text:id="ftn3" text:note-class="footnote"><text:note-citation>3</text:note-citation><text:note-body><text:p text:style-name="Footnote">fddd — First two bytes of the data-part, representing the 4-bit flag field and 12-bit destination Alias. See the OpenLCB-CAN Frame Transport Standard.</text:p></text:note-body></text:note>, Flags</text:p>
          </table:table-cell>
        </table:table-row>
        <table:table-row>
          <table:table-cell table:style-name="CanTransport.A2" office:value-type="string">
            <text:p text:style-name="P9">Datagram Rejected</text:p>
          </table:table-cell>
          <table:table-cell table:style-name="CanTransport.A2" office:value-type="string">
            <text:p text:style-name="P10">Y</text:p>
          </table:table-cell>
          <table:table-cell table:style-name="CanTransport.A2" office:value-type="string">
            <text:p text:style-name="P10">N</text:p>
          </table:table-cell>
          <table:table-cell table:style-name="CanTransport.A2" office:value-type="string">
            <text:p text:style-name="P10">0x19A4,8sss</text:p>
          </table:table-cell>
          <table:table-cell table:style-name="CanTransport.E2" office:value-type="string">
            <text:p text:style-name="P10">0xfddd, Error Code</text:p>
          </table:table-cell>
        </table:table-row>
      </table:table>
      <text:h text:style-name="Heading_20_2" text:outline-level="2">CAN States</text:h>
      <text:p text:style-name="P16">A node implementing the OpenLCB-CAN protocol shall maintain a Datagram-started state for each datagram that it is receiving as a sequence of frames. If the node receives multiple overlapping datagrams, the states shall be independent.</text:p>
      <text:h text:style-name="Heading_20_2" text:outline-level="2">CAN Interactions</text:h>
      <text:h text:style-name="Heading_20_3" text:outline-level="3">Normal Transmission</text:h>
      <text:p text:style-name="Standard">Normal transmission of a datagram over CAN consists of the transmitting node sending the Datagram Content message using one of two sequences of Datagram frames:</text:p>
      <text:list xml:id="list4419268882303363287" text:style-name="L5">
        <text:list-item>
          <text:p text:style-name="P20">One Datagram Content Single Frame</text:p>
        </text:list-item>
        <text:list-item>
          <text:p text:style-name="P20">One Datagram Content First Frame, followed by zero or more Datagram Content Middle Frame, followed by one Datagram Content Last Frame</text:p>
        </text:list-item>
      </text:list>
      <text:p text:style-name="Table_20_Contents"><text:soft-page-break/>A node shall not interleave transmission of frames from more than one datagram. A node shall not transmit frames with lower CAN priority between the frames making up a datagram. <text:s/>A node may, but is not required to, transmit frames with higher CAN priority between the frames making up a datagram.</text:p>
      <text:p text:style-name="Table_20_Contents">A receiving node receiving either of the above sequences shall send either a Datagram Received OK or Datagram Rejected message in reply.</text:p>
      <text:h text:style-name="Heading_20_3" text:outline-level="3">Rejected Transmission</text:h>
      <text:p text:style-name="Standard">If a receiving node receives a sequence of Datagram frames other than one of</text:p>
      <text:list xml:id="list1299822875" text:continue-numbering="true" text:style-name="L5">
        <text:list-item>
          <text:p text:style-name="P20">One Datagram Content Single Frame</text:p>
        </text:list-item>
        <text:list-item>
          <text:p text:style-name="P20">One Datagram Content First Frame, followed by zero or more Datagram Content Middle Frame, followed by one Datagram Content Last Frame</text:p>
        </text:list-item>
      </text:list>
      <text:p text:style-name="Table_20_Contents">the receiving node shall send a Datagram Rejected message with the Transport error and Resend OK bits set.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<text:s/>1 Introduction (Informative)<text:tab/>1</text:p>
          <text:p text:style-name="P17"><text:s/>2 Intended Use (Informative)<text:tab/>1</text:p>
          <text:p text:style-name="P17"><text:s/>3 References and Context (Normative)<text:tab/>1</text:p>
          <text:p text:style-name="P17"><text:s/>4 Message Formats (Normative)<text:tab/>1</text:p>
          <text:p text:style-name="P19"><text:s/>4.1 Datagram Content<text:tab/>2</text:p>
          <text:p text:style-name="P19"><text:s/>4.2 Datagram Received OK<text:tab/>2</text:p>
          <text:p text:style-name="P19"><text:s/>4.3 Datagram Rejected<text:tab/>2</text:p>
          <text:p text:style-name="P18"><text:s/>4.3.1 Error Codes<text:tab/>2</text:p>
          <text:p text:style-name="P17"><text:s/>5 States (Normative)<text:tab/>3</text:p>
          <text:p text:style-name="P17"><text:s/>6 Interactions (Normative)<text:tab/>3</text:p>
          <text:p text:style-name="P19"><text:s/>6.1 Normal Transmission<text:tab/>3</text:p>
          <text:p text:style-name="P19"><text:s/>6.2 Rejected Transmission<text:tab/>3</text:p>
          <text:p text:style-name="P17"><text:s/>7 Adaptation to CAN Transport (Normative)<text:tab/>4</text:p>
          <text:p text:style-name="P19"><text:s/>7.1 CAN Message Formats<text:tab/>4</text:p>
          <text:p text:style-name="P19"><text:s/>7.2 CAN States<text:tab/>4</text:p>
          <text:p text:style-name="P19"><text:s/>7.3 CAN Interactions<text:tab/>4</text:p>
          <text:p text:style-name="P18"><text:s/>7.3.1 Normal Transmission<text:tab/>4</text:p>
          <text:p text:style-name="P18"><text:s/>7.3.2 Rejected Transmission<text:tab/>5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tracked-changes>
          <text:changed-region xml:id="ct105553119898560" text:id="ct105553119898560">
            <text:deletion>
              <office:change-info>
                <dc:creator>Jim Kueneman</dc:creator>
                <dc:date>2015-02-06T19:22:00</dc:date>
              </office:change-info>
              <text:p text:style-name="MP4"><text:span text:style-name="Page_20_Number"><text:span text:style-name="MT2">2011</text:span></text:span></text:p>
            </text:deletion>
          </text:changed-region>
          <text:changed-region xml:id="ct106652631505408" text:id="ct106652631505408">
            <text:insertion>
              <office:change-info>
                <dc:creator>Jim Kueneman</dc:creator>
                <dc:date>2015-02-06T19:27:00</dc:date>
              </office:change-info>
            </text:insertion>
          </text:changed-region>
        </text:tracked-changes>
        <text:p text:style-name="MP4"><text:span text:style-name="Page_20_Number"><text:span text:style-name="MT2">Copyright </text:span></text:span><text:change text:change-id="ct105553119898560"/><text:change-start text:change-id="ct106652631505408"/><text:span text:style-name="Page_20_Number"><text:span text:style-name="MT3">2011-2015</text:span></text:span><text:change-end text:change-id="ct106652631505408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6</text:page-number></text:span></text:span><text:span text:style-name="Page_20_Number"><text:span text:style-name="MT2"> of </text:span></text:span><text:span text:style-name="Page_20_Number"><text:span text:style-name="MT2"><text:page-count style:num-format="1">6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5-02-06T19:39:37.99">Feb 6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7202385231744" text:id="ct107202385231744">
            <text:deletion>
              <office:change-info>
                <dc:creator>Jim Kueneman</dc:creator>
                <dc:date>2015-02-06T19:03:00</dc:date>
              </office:change-info>
              <text:p text:style-name="MP7">OpenLCB-CAN 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7202385231744"/>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6T19:39:37.99">Feb 6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105553117830400" text:id="ct105553117830400">
            <text:deletion>
              <office:change-info>
                <dc:creator>Jim Kueneman</dc:creator>
                <dc:date>2015-02-06T19:22:00</dc:date>
              </office:change-info>
              <text:p text:style-name="MP8"><text:span text:style-name="Page_20_Number"><text:span text:style-name="MT2">2011</text:span></text:span></text:p>
            </text:deletion>
          </text:changed-region>
          <text:changed-region xml:id="ct106652631444352" text:id="ct106652631444352">
            <text:insertion>
              <office:change-info>
                <dc:creator>Jim Kueneman</dc:creator>
                <dc:date>2015-02-06T19:27:00</dc:date>
              </office:change-info>
            </text:insertion>
          </text:changed-region>
        </text:tracked-changes>
        <text:p text:style-name="MP8"><text:span text:style-name="Page_20_Number"><text:span text:style-name="MT2">Copyright </text:span></text:span><text:change text:change-id="ct105553117830400"/><text:change-start text:change-id="ct106652631444352"/><text:span text:style-name="Page_20_Number"><text:span text:style-name="MT3">2011-2015</text:span></text:span><text:change-end text:change-id="ct106652631444352"/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4">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6</text:page-count></text:span></text:span><text:span text:style-name="Page_20_Number"><text:span text:style-name="MT5"> - </text:span></text:span><text:span text:style-name="Page_20_Number"><text:span text:style-name="MT2"><text:date style:data-style-name="N75" text:date-value="2015-02-06T19:39:37.99">Feb 6, 2015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tagram Transport Standard</dc:title>
    <meta:initial-creator>Alex Shepherd</meta:initial-creator>
    <meta:creation-date>2009-01-22T07:11:27</meta:creation-date>
    <meta:editing-cycles>122</meta:editing-cycles>
    <meta:editing-duration>PT17H12M6S</meta:editing-duration>
    <meta:generator>OpenOffice/4.1.1$Unix OpenOffice.org_project/411m6$Build-9775</meta:generator>
    <dc:date>2015-02-06T19:39:38</dc:date>
    <dc:creator>Jim Kueneman</dc:creator>
    <meta:printed-by>Bob Jacobsen</meta:printed-by>
    <meta:print-date>2013-04-13T07:56:44</meta:print-date>
    <meta:keyword>Datagram Transport</meta:keyword>
    <meta:document-statistic meta:table-count="5" meta:image-count="1" meta:object-count="0" meta:page-count="6" meta:paragraph-count="160" meta:word-count="1461" meta:character-count="8957"/>
    <meta:user-defined meta:name="Info 1"/>
    <meta:user-defined meta:name="Info 2"/>
    <meta:user-defined meta:name="Info 3"/>
    <meta:user-defined meta:name="Info 4"/>
  </office:meta>
</office:document-meta>
</file>